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5638in"/>
    </style:style>
    <style:style style:name="co2" style:family="table-column">
      <style:table-column-properties fo:break-before="auto" style:column-width="2.8055in"/>
    </style:style>
    <style:style style:name="co3" style:family="table-column">
      <style:table-column-properties fo:break-before="auto" style:column-width="3.051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Roman No9 L" fo:font-size="9pt" fo:font-style="normal" style:text-underline-style="none" fo:font-weight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9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Roman No9 L" fo:font-size="9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3" table:default-cell-style-name="ce1"/>
        <table:table-row table:style-name="ro1">
          <table:table-cell office:value-type="string">
            <text:p>Key</text:p>
          </table:table-cell>
          <table:table-cell table:style-name="ce2" office:value-type="string">
            <text:p>Latin</text:p>
          </table:table-cell>
          <table:table-cell table:style-name="ce2" office:value-type="string">
            <text:p>English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">
            <text:p>AA2</text:p>
          </table:table-cell>
          <table:table-cell table:style-name="ce2" office:value-type="string">
            <text:p>acta est fabula plaudite</text:p>
          </table:table-cell>
          <table:table-cell table:style-name="ce2" office:value-type="string">
            <text:p>The play has been performed; applaud!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">
            <text:p>AA3</text:p>
          </table:table-cell>
          <table:table-cell table:style-name="ce2" office:value-type="string">
            <text:p>adversus solem ne loquitor</text:p>
          </table:table-cell>
          <table:table-cell table:style-name="ce2" office:value-type="string">
            <text:p>don't speak against the sun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">
            <text:p>AA4</text:p>
          </table:table-cell>
          <table:table-cell table:style-name="ce2" office:value-type="string">
            <text:p>aegrescit medendo</text:p>
          </table:table-cell>
          <table:table-cell table:style-name="ce2" office:value-type="string">
            <text:p>the disease worsens with the treatmen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5">
            <text:p>AA5</text:p>
          </table:table-cell>
          <table:table-cell table:style-name="ce2" office:value-type="string">
            <text:p>aeternum vale</text:p>
          </table:table-cell>
          <table:table-cell table:style-name="ce2" office:value-type="string">
            <text:p>farewell forever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6">
            <text:p>AA6</text:p>
          </table:table-cell>
          <table:table-cell table:style-name="ce2" office:value-type="string">
            <text:p>alea iacta est</text:p>
          </table:table-cell>
          <table:table-cell table:style-name="ce2" office:value-type="string">
            <text:p>the die is cast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7">
            <text:p>AA7</text:p>
          </table:table-cell>
          <table:table-cell table:style-name="ce2" office:value-type="string">
            <text:p>altissima quaeque flumina minimo sono labi</text:p>
          </table:table-cell>
          <table:table-cell table:style-name="ce2" office:value-type="string">
            <text:p>still waters run deep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8">
            <text:p>AA8</text:p>
          </table:table-cell>
          <table:table-cell table:style-name="ce2" office:value-type="string">
            <text:p>amare et sapere vix deo conceditur</text:p>
          </table:table-cell>
          <table:table-cell table:style-name="ce2" office:value-type="string">
            <text:p>even a god finds it hard to love and be wise at the same tim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9">
            <text:p>AA9</text:p>
          </table:table-cell>
          <table:table-cell table:style-name="ce2" office:value-type="string">
            <text:p>amicus humani generis</text:p>
          </table:table-cell>
          <table:table-cell table:style-name="ce2" office:value-type="string">
            <text:p>a friend of the human rac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0">
            <text:p>AA10</text:p>
          </table:table-cell>
          <table:table-cell table:style-name="ce2" office:value-type="string">
            <text:p>amor vincit omnia</text:p>
          </table:table-cell>
          <table:table-cell table:style-name="ce2" office:value-type="string">
            <text:p>love conquers all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1">
            <text:p>AA11</text:p>
          </table:table-cell>
          <table:table-cell table:style-name="ce2" office:value-type="string">
            <text:p>ars longa vita brevis</text:p>
          </table:table-cell>
          <table:table-cell table:style-name="ce2" office:value-type="string">
            <text:p>art is long but life is short.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2">
            <text:p>AA12</text:p>
          </table:table-cell>
          <table:table-cell table:style-name="ce2" office:value-type="string">
            <text:p>audaces fortuna iuvat</text:p>
          </table:table-cell>
          <table:table-cell table:style-name="ce2" office:value-type="string">
            <text:p>fortune favours the bold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3">
            <text:p>AA13</text:p>
          </table:table-cell>
          <table:table-cell table:style-name="ce2" office:value-type="string">
            <text:p>aut disce aut discede</text:p>
          </table:table-cell>
          <table:table-cell table:style-name="ce2" office:value-type="string">
            <text:p>either learn or leav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4">
            <text:p>AA14</text:p>
          </table:table-cell>
          <table:table-cell table:style-name="ce2" office:value-type="string">
            <text:p>aut viam inveniam aut faciam</text:p>
          </table:table-cell>
          <table:table-cell table:style-name="ce2" office:value-type="string">
            <text:p>I'll either find a way or make on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5">
            <text:p>AA15</text:p>
          </table:table-cell>
          <table:table-cell table:style-name="ce2" office:value-type="string">
            <text:p>aut vincere aut mori</text:p>
          </table:table-cell>
          <table:table-cell table:style-name="ce2" office:value-type="string">
            <text:p>either to conquer or to di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6">
            <text:p>AA16</text:p>
          </table:table-cell>
          <table:table-cell table:style-name="ce2" office:value-type="string">
            <text:p>ave Caesar morituri te salutamus</text:p>
          </table:table-cell>
          <table:table-cell table:style-name="ce2" office:value-type="string">
            <text:p>hail Caesar we who are about to die salute you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7">
            <text:p>AA17</text:p>
          </table:table-cell>
          <table:table-cell table:style-name="ce2" office:value-type="string">
            <text:p>beneficium accipere libertatem est vendere</text:p>
          </table:table-cell>
          <table:table-cell table:style-name="ce2" office:value-type="string">
            <text:p>to accept a favour is to sell one's freedom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8">
            <text:p>AA18</text:p>
          </table:table-cell>
          <table:table-cell table:style-name="ce2" office:value-type="string">
            <text:p>bonum vinum laetificat cor hominis</text:p>
          </table:table-cell>
          <table:table-cell table:style-name="ce2" office:value-type="string">
            <text:p>good wine gladdens a person's heart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19">
            <text:p>AA19</text:p>
          </table:table-cell>
          <table:table-cell table:style-name="ce2" office:value-type="string">
            <text:p>carpe diem</text:p>
          </table:table-cell>
          <table:table-cell table:style-name="ce2" office:value-type="string">
            <text:p>seize the day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0">
            <text:p>AA20</text:p>
          </table:table-cell>
          <table:table-cell table:style-name="ce2" office:value-type="string">
            <text:p>caveat emptor</text:p>
          </table:table-cell>
          <table:table-cell table:style-name="ce2" office:value-type="string">
            <text:p>let the buyer bewar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1">
            <text:p>AA21</text:p>
          </table:table-cell>
          <table:table-cell table:style-name="ce2" office:value-type="string">
            <text:p>cogito ergo sum</text:p>
          </table:table-cell>
          <table:table-cell table:style-name="ce2" office:value-type="string">
            <text:p>I think therefore I exist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2">
            <text:p>AA22</text:p>
          </table:table-cell>
          <table:table-cell table:style-name="ce2" office:value-type="string">
            <text:p>cum grano salis</text:p>
          </table:table-cell>
          <table:table-cell table:style-name="ce2" office:value-type="string">
            <text:p>with a grain of salt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3">
            <text:p>AA23</text:p>
          </table:table-cell>
          <table:table-cell table:style-name="ce2" office:value-type="string">
            <text:p>de duobus malis minus est semper eligendum</text:p>
          </table:table-cell>
          <table:table-cell table:style-name="ce2" office:value-type="string">
            <text:p>of two evils the lesser is always to be chosen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4">
            <text:p>AA24</text:p>
          </table:table-cell>
          <table:table-cell table:style-name="ce2" office:value-type="string">
            <text:p>diem perdidi</text:p>
          </table:table-cell>
          <table:table-cell table:style-name="ce2" office:value-type="string">
            <text:p>I have lost a day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5">
            <text:p>AA25</text:p>
          </table:table-cell>
          <table:table-cell table:style-name="ce2" office:value-type="string">
            <text:p>dixi</text:p>
          </table:table-cell>
          <table:table-cell table:style-name="ce2" office:value-type="string">
            <text:p>I have spoken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6">
            <text:p>AA26</text:p>
          </table:table-cell>
          <table:table-cell table:style-name="ce2" office:value-type="string">
            <text:p>docendo discimus</text:p>
          </table:table-cell>
          <table:table-cell table:style-name="ce2" office:value-type="string">
            <text:p>teach in order to learn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7">
            <text:p>AA27</text:p>
          </table:table-cell>
          <table:table-cell table:style-name="ce2" office:value-type="string">
            <text:p>dura lex sed lex</text:p>
          </table:table-cell>
          <table:table-cell table:style-name="ce2" office:value-type="string">
            <text:p>the law is hard but it is the law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8">
            <text:p>AA28</text:p>
          </table:table-cell>
          <table:table-cell table:style-name="ce2" office:value-type="string">
            <text:p>errare humanum est</text:p>
          </table:table-cell>
          <table:table-cell table:style-name="ce2" office:value-type="string">
            <text:p>to err is human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29">
            <text:p>AA29</text:p>
          </table:table-cell>
          <table:table-cell table:style-name="ce2" office:value-type="string">
            <text:p>facta non verba</text:p>
          </table:table-cell>
          <table:table-cell table:style-name="ce2" office:value-type="string">
            <text:p>deeds not words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0">
            <text:p>AA30</text:p>
          </table:table-cell>
          <table:table-cell table:style-name="ce2" office:value-type="string">
            <text:p>fortes fortuna iuvat</text:p>
          </table:table-cell>
          <table:table-cell table:style-name="ce2" office:value-type="string">
            <text:p>fortune favours the brav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1">
            <text:p>AA31</text:p>
          </table:table-cell>
          <table:table-cell table:style-name="ce2" office:value-type="string">
            <text:p>mens sana in corpore sano</text:p>
          </table:table-cell>
          <table:table-cell table:style-name="ce2" office:value-type="string">
            <text:p>a sound mind in a sound body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2">
            <text:p>AA32</text:p>
          </table:table-cell>
          <table:table-cell table:style-name="ce2" office:value-type="string">
            <text:p>navigare necesse est vivere non est necesse</text:p>
          </table:table-cell>
          <table:table-cell table:style-name="ce2" office:value-type="string">
            <text:p>to sail is necessary; to live is not necessary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3">
            <text:p>AA33</text:p>
          </table:table-cell>
          <table:table-cell table:style-name="ce2" office:value-type="string">
            <text:p>nemo liber est qui corpori servit</text:p>
          </table:table-cell>
          <table:table-cell table:style-name="ce2" office:value-type="string">
            <text:p>no one is free who is a slave to his body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4">
            <text:p>AA34</text:p>
          </table:table-cell>
          <table:table-cell table:style-name="ce2" office:value-type="string">
            <text:p>nemo saltat sobrius</text:p>
          </table:table-cell>
          <table:table-cell table:style-name="ce2" office:value-type="string">
            <text:p>Nobody dances sober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5">
            <text:p>AA35</text:p>
          </table:table-cell>
          <table:table-cell table:style-name="ce2" office:value-type="string">
            <text:p>noli turbare circulos meos</text:p>
          </table:table-cell>
          <table:table-cell table:style-name="ce2" office:value-type="string">
            <text:p>"Do not disturb my circles!"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6">
            <text:p>AA36</text:p>
          </table:table-cell>
          <table:table-cell table:style-name="ce2" office:value-type="string">
            <text:p>non mihi non tibi sed nobis</text:p>
          </table:table-cell>
          <table:table-cell table:style-name="ce2" office:value-type="string">
            <text:p>not for you not for me but for us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7">
            <text:p>AA37</text:p>
          </table:table-cell>
          <table:table-cell table:style-name="ce2" office:value-type="string">
            <text:p>non semper erit aestas</text:p>
          </table:table-cell>
          <table:table-cell table:style-name="ce2" office:value-type="string">
            <text:p>it will not always be summer (be prepared for hard times)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8">
            <text:p>AA38</text:p>
          </table:table-cell>
          <table:table-cell table:style-name="ce2" office:value-type="string">
            <text:p>nulli secundus</text:p>
          </table:table-cell>
          <table:table-cell table:style-name="ce2" office:value-type="string">
            <text:p>second to non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39">
            <text:p>AA39</text:p>
          </table:table-cell>
          <table:table-cell table:style-name="ce2" office:value-type="string">
            <text:p>omnia mutantur nos et mutamur in illis</text:p>
          </table:table-cell>
          <table:table-cell table:style-name="ce2" office:value-type="string">
            <text:p>all things change and we change with them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0">
            <text:p>AA40</text:p>
          </table:table-cell>
          <table:table-cell table:style-name="ce2" office:value-type="string">
            <text:p>parva leves capiunt animas</text:p>
          </table:table-cell>
          <table:table-cell table:style-name="ce2" office:value-type="string">
            <text:p>small things occupy light minds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1">
            <text:p>AA41</text:p>
          </table:table-cell>
          <table:table-cell table:style-name="ce2" office:value-type="string">
            <text:p>pessimum genus inimicorum laudantes</text:p>
          </table:table-cell>
          <table:table-cell table:style-name="ce2" office:value-type="string">
            <text:p>flatterers are the worst type of enemies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2">
            <text:p>AA42</text:p>
          </table:table-cell>
          <table:table-cell table:style-name="ce2" office:value-type="string">
            <text:p>potius mori quam foedari</text:p>
          </table:table-cell>
          <table:table-cell table:style-name="ce2" office:value-type="string">
            <text:p>rather to die than to be dishonoured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3">
            <text:p>AA43</text:p>
          </table:table-cell>
          <table:table-cell table:style-name="ce2" office:value-type="string">
            <text:p>quem di diligunt adolescens moritur</text:p>
          </table:table-cell>
          <table:table-cell table:style-name="ce2" office:value-type="string">
            <text:p>whom the gods love die young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4">
            <text:p>AA44</text:p>
          </table:table-cell>
          <table:table-cell table:style-name="ce2" office:value-type="string">
            <text:p>quid novi?</text:p>
          </table:table-cell>
          <table:table-cell table:style-name="ce2" office:value-type="string">
            <text:p>what's new?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5">
            <text:p>AA45</text:p>
          </table:table-cell>
          <table:table-cell table:style-name="ce2" office:value-type="string">
            <text:p>qui scribit bis legit</text:p>
          </table:table-cell>
          <table:table-cell table:style-name="ce2" office:value-type="string">
            <text:p>he who writes reads twic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6">
            <text:p>AA46</text:p>
          </table:table-cell>
          <table:table-cell table:style-name="ce2" office:value-type="string">
            <text:p>repetitio est mater studiorum</text:p>
          </table:table-cell>
          <table:table-cell table:style-name="ce2" office:value-type="string">
            <text:p>repetition is the mother of study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7">
            <text:p>AA47</text:p>
          </table:table-cell>
          <table:table-cell table:style-name="ce2" office:value-type="string">
            <text:p>si fecisti nega!</text:p>
          </table:table-cell>
          <table:table-cell table:style-name="ce2" office:value-type="string">
            <text:p>if you did it deny it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8">
            <text:p>AA48</text:p>
          </table:table-cell>
          <table:table-cell table:style-name="ce2" office:value-type="string">
            <text:p>vade in pace</text:p>
          </table:table-cell>
          <table:table-cell table:style-name="ce2" office:value-type="string">
            <text:p>Go in peac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49">
            <text:p>AA49</text:p>
          </table:table-cell>
          <table:table-cell table:style-name="ce2" office:value-type="string">
            <text:p>veni vidi vici</text:p>
          </table:table-cell>
          <table:table-cell table:style-name="ce2" office:value-type="string">
            <text:p>I came I saw I conquered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50">
            <text:p>AA50</text:p>
          </table:table-cell>
          <table:table-cell table:style-name="ce2" office:value-type="string">
            <text:p>veritas vos liberabit</text:p>
          </table:table-cell>
          <table:table-cell table:style-name="ce2" office:value-type="string">
            <text:p>the truth shall make you free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51">
            <text:p>AA51</text:p>
          </table:table-cell>
          <table:table-cell table:style-name="ce2" office:value-type="string">
            <text:p>victis honor</text:p>
          </table:table-cell>
          <table:table-cell table:style-name="ce2" office:value-type="string">
            <text:p>honour to the vanquished</text:p>
          </table:table-cell>
          <table:table-cell table:number-columns-repeated="253"/>
        </table:table-row>
        <table:table-row table:style-name="ro1">
          <table:table-cell table:formula="oooc:=CONCATENATE(&quot;AA&quot;;FIXED(CELL(&quot;row&quot;);0))" office:value-type="string" office:string-value="AA52">
            <text:p>AA52</text:p>
          </table:table-cell>
          <table:table-cell table:style-name="ce2"/>
          <table:table-cell table:number-columns-repeated="254"/>
        </table:table-row>
        <table:table-row table:style-name="ro1">
          <table:table-cell table:formula="oooc:=CONCATENATE(&quot;AA&quot;;FIXED(CELL(&quot;row&quot;);0))" office:value-type="string" office:string-value="AA53">
            <text:p>AA53</text:p>
          </table:table-cell>
          <table:table-cell table:style-name="ce2"/>
          <table:table-cell table:number-columns-repeated="254"/>
        </table:table-row>
        <table:table-row table:style-name="ro1" table:number-rows-repeated="43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66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7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75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6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9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0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28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0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9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43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67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88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40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14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44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30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67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6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4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39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5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>
            <draw:frame table:end-cell-address="Sheet1.E1041" table:end-x="0.7157in" table:end-y="0.0335in" draw:z-index="0" draw:name="http://upload.wikimedia.org/wikipedia/commons/thumb/2/26/Ultima_Ratio_Regum_Cannon.jpg/180px-Ultima_Ratio_Regum_Cannon.jpg" draw:style-name="gr1" draw:text-style-name="P1" svg:width="4.6618in" svg:height="1.2287in" svg:x="2.778in" svg:y="0in">
              <draw:image xlink:href="http://upload.wikimedia.org/wikipedia/commons/thumb/2/26/Ultima_Ratio_Regum_Cannon.jpg/180px-Ultima_Ratio_Regum_Cannon.jpg" xlink:type="simple" xlink:show="embed" xlink:actuate="onLoad">
                <text:p/>
              </draw:image>
            </draw:frame>
          </table:table-cell>
          <table:table-cell>
            <draw:frame table:end-cell-address="Sheet1.C1035" table:end-x="0.2539in" table:end-y="0.1146in" draw:z-index="1" draw:name="http://en.wikipedia.org/skins-1.5/common/images/magnify-clip.png" draw:style-name="gr1" draw:text-style-name="P1" svg:width="0.1559in" svg:height="0.1142in" svg:x="0.0976in" svg:y="0in">
              <draw:image xlink:href="http://en.wikipedia.org/skins-1.5/common/images/magnify-clip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2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55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18">
          <table:table-cell/>
          <table:table-cell table:style-name="ce2"/>
          <table:table-cell table:number-columns-repeated="254"/>
        </table:table-row>
        <table:table-row table:style-name="ro1" table:number-rows-repeated="644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>
        <table:named-range table:name="B" table:base-cell-address="$Sheet1.$B$167" table:cell-range-address="$Sheet1.$B$#REF!"/>
        <table:named-range table:name="C" table:base-cell-address="$Sheet1.$B$187" table:cell-range-address="$Sheet1.$B$22"/>
        <table:named-range table:name="D" table:base-cell-address="$Sheet1.$B$293" table:cell-range-address="$Sheet1.$B$96"/>
        <table:named-range table:name="E" table:base-cell-address="$Sheet1.$B$368" table:cell-range-address="$Sheet1.$B$171"/>
        <table:named-range table:name="F" table:base-cell-address="$Sheet1.$B$444" table:cell-range-address="$Sheet1.$B$247"/>
        <table:named-range table:name="G" table:base-cell-address="$Sheet1.$B$473" table:cell-range-address="$Sheet1.$B$276"/>
        <table:named-range table:name="H" table:base-cell-address="$Sheet1.$B$484" table:cell-range-address="$Sheet1.$B$287"/>
        <table:named-range table:name="I" table:base-cell-address="$Sheet1.$B$513" table:cell-range-address="$Sheet1.$B$316"/>
        <table:named-range table:name="J" table:base-cell-address="$Sheet1.$B$615" table:cell-range-address="$Sheet1.$B$418"/>
        <table:named-range table:name="L" table:base-cell-address="$Sheet1.$B$625" table:cell-range-address="$Sheet1.$B$428"/>
        <table:named-range table:name="M" table:base-cell-address="$Sheet1.$B$669" table:cell-range-address="$Sheet1.$B$472"/>
        <table:named-range table:name="N" table:base-cell-address="$Sheet1.$B$737" table:cell-range-address="$Sheet1.$B$540"/>
        <table:named-range table:name="O" table:base-cell-address="$Sheet1.$B$826" table:cell-range-address="$Sheet1.$B$629"/>
        <table:named-range table:name="P" table:base-cell-address="$Sheet1.$B$867" table:cell-range-address="$Sheet1.$B$670"/>
        <table:named-range table:name="Q" table:base-cell-address="$Sheet1.$B$982" table:cell-range-address="$Sheet1.$B$785"/>
        <table:named-range table:name="R" table:base-cell-address="$Sheet1.$B$1027" table:cell-range-address="$Sheet1.$B$830"/>
        <table:named-range table:name="S" table:base-cell-address="$Sheet1.$B$1058" table:cell-range-address="$Sheet1.$B$861"/>
        <table:named-range table:name="T" table:base-cell-address="$Sheet1.$B$1175" table:cell-range-address="$Sheet1.$B$978"/>
        <table:named-range table:name="U" table:base-cell-address="$Sheet1.$B$1215" table:cell-range-address="$Sheet1.$B$1018"/>
        <table:named-range table:name="V" table:base-cell-address="$Sheet1.$B$1253" table:cell-range-address="$Sheet1.$B$10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3">10/13/2007</text:date>, <text:time>05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anne Tuukkanen</meta:initial-creator>
    <meta:creation-date>2007-10-13T04:26:05</meta:creation-date>
    <dc:creator>Janne Tuukkanen</dc:creator>
    <dc:date>2007-10-13T05:10:09</dc:date>
    <dc:language>en-US</dc:language>
    <meta:editing-cycles>8</meta:editing-cycles>
    <meta:editing-duration>PT44M12S</meta:editing-duration>
    <meta:user-defined meta:name="Info 1"/>
    <meta:user-defined meta:name="Info 2"/>
    <meta:user-defined meta:name="Info 3"/>
    <meta:user-defined meta:name="Info 4"/>
    <meta:document-statistic meta:table-count="3" meta:cell-count="155" meta:object-count="2"/>
  </office:meta>
</office:document-meta>
</file>